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f59f8" officeooo:paragraph-rsid="000f59f8"/>
    </style:style>
    <style:style style:name="P2" style:family="paragraph" style:parent-style-name="Standard">
      <style:text-properties officeooo:rsid="000f59f8" officeooo:paragraph-rsid="000f59f8"/>
    </style:style>
    <style:style style:name="P3" style:family="paragraph" style:parent-style-name="Standard" style:list-style-name="L1">
      <style:text-properties officeooo:rsid="000f59f8" officeooo:paragraph-rsid="000f59f8"/>
    </style:style>
    <style:style style:name="P4" style:family="paragraph" style:parent-style-name="Standard" style:list-style-name="L1">
      <style:text-properties officeooo:rsid="000f59f8" officeooo:paragraph-rsid="000f8ee8"/>
    </style:style>
    <style:style style:name="P5" style:family="paragraph" style:parent-style-name="Standard">
      <style:text-properties fo:font-weight="bold" officeooo:rsid="000f59f8" officeooo:paragraph-rsid="000f59f8" style:font-weight-asian="bold" style:font-weight-complex="bold"/>
    </style:style>
    <style:style style:name="P6" style:family="paragraph" style:parent-style-name="Text_20_body">
      <style:text-properties officeooo:rsid="000f59f8" officeooo:paragraph-rsid="000f59f8"/>
    </style:style>
    <style:style style:name="P7" style:family="paragraph" style:parent-style-name="Text_20_body">
      <style:text-properties officeooo:rsid="000f59f8"/>
    </style:style>
    <style:style style:name="P8" style:family="paragraph" style:parent-style-name="Horizontal_20_Line">
      <style:paragraph-properties fo:margin-top="0in" fo:margin-bottom="0.0972in" style:contextual-spacing="false" fo:line-height="115%"/>
      <style:text-properties officeooo:rsid="000f59f8"/>
    </style:style>
    <style:style style:name="P9" style:family="paragraph" style:parent-style-name="Standard">
      <style:text-properties fo:font-weight="bold" officeooo:rsid="000f59f8" officeooo:paragraph-rsid="001230f9" style:font-weight-asian="bold" style:font-weight-complex="bold"/>
    </style:style>
    <style:style style:name="P10" style:family="paragraph" style:parent-style-name="Standard">
      <style:text-properties officeooo:paragraph-rsid="001230f9"/>
    </style:style>
    <style:style style:name="P11" style:family="paragraph" style:parent-style-name="Standard">
      <style:text-properties officeooo:rsid="000f59f8" officeooo:paragraph-rsid="001134c1"/>
    </style:style>
    <style:style style:name="P12" style:family="paragraph" style:parent-style-name="Standard" style:list-style-name="L2">
      <style:text-properties fo:font-weight="normal" officeooo:rsid="000f59f8" officeooo:paragraph-rsid="000f59f8" style:font-weight-asian="normal" style:font-weight-complex="normal"/>
    </style:style>
    <style:style style:name="P13" style:family="paragraph" style:parent-style-name="Text_20_body" style:list-style-name="L2">
      <style:text-properties fo:font-weight="normal" officeooo:rsid="000f59f8" officeooo:paragraph-rsid="000f59f8" style:font-weight-asian="normal" style:font-weight-complex="normal"/>
    </style:style>
    <style:style style:name="P14" style:family="paragraph" style:parent-style-name="Text_20_body" style:list-style-name="L3">
      <style:text-properties officeooo:rsid="000f59f8"/>
    </style:style>
    <style:style style:name="P15" style:family="paragraph" style:parent-style-name="Standard">
      <style:text-properties fo:font-weight="normal" officeooo:rsid="000f59f8" officeooo:paragraph-rsid="000f59f8" style:font-weight-asian="normal" style:font-weight-complex="normal"/>
    </style:style>
    <style:style style:name="P16" style:family="paragraph" style:parent-style-name="Standard">
      <style:text-properties fo:font-weight="bold" officeooo:rsid="000f59f8" officeooo:paragraph-rsid="000f8ee8" style:font-weight-asian="bold" style:font-weight-complex="bold"/>
    </style:style>
    <style:style style:name="P17" style:family="paragraph" style:parent-style-name="Text_20_body">
      <style:text-properties fo:font-weight="normal" officeooo:rsid="000f59f8" officeooo:paragraph-rsid="000f59f8" style:font-weight-asian="normal" style:font-weight-complex="normal"/>
    </style:style>
    <style:style style:name="P18" style:family="paragraph" style:parent-style-name="Text_20_body" style:list-style-name="L4">
      <style:text-properties officeooo:rsid="000f59f8"/>
    </style:style>
    <style:style style:name="P19" style:family="paragraph" style:parent-style-name="Text_20_body" style:list-style-name="L5">
      <style:text-properties officeooo:rsid="000f59f8"/>
    </style:style>
    <style:style style:name="P20" style:family="paragraph" style:parent-style-name="Text_20_body" style:list-style-name="L6">
      <style:text-properties officeooo:rsid="000f59f8"/>
    </style:style>
    <style:style style:name="T1" style:family="text">
      <style:text-properties officeooo:rsid="000f8ee8"/>
    </style:style>
    <style:style style:name="T2" style:family="text">
      <style:text-properties officeooo:rsid="000f59f8"/>
    </style:style>
    <style:style style:name="T3" style:family="text">
      <style:text-properties officeooo:rsid="001134c1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fo:padding="0.0193in" fo:border="none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: Report<text:tab/><text:tab/><text:tab/><text:tab/><text:tab/>Intelligent Robotics 25/26</text:p>
      <text:p text:style-name="P2"/>
      <text:p text:style-name="P2">Partecipants:<text:line-break/></text:p>
      <text:list text:style-name="L1">
        <text:list-item>
          <text:p text:style-name="P3">Riccardo Zerbinati: <text:span text:style-name="T1">riccardo.zerbinati@studenti.unipd.it</text:span></text:p>
        </text:list-item>
        <text:list-item>
          <text:p text:style-name="P3">Andrea Scanu: <text:span text:style-name="T1">andrea.scanu.1@studenti.unipd.it</text:span></text:p>
        </text:list-item>
        <text:list-item>
          <text:p text:style-name="P4">Riccardo Simion: <text:span text:style-name="T1">riccardo.simion@studenti.unipd.it</text:span></text:p>
        </text:list-item>
      </text:list>
      <text:p text:style-name="P2"/>
      <text:p text:style-name="P2">Git repository: https://github.com/Zerby0/2_assignment_1.git</text:p>
      <text:p text:style-name="P2">Video simulation: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5">Overview:</text:p>
      <text:p text:style-name="P5"/>
      <text:p text:style-name="P6">This work presents a complete perception–navigation pipeline for a TurtleBot3 robot operating in the IASLab simulated environment. At initialization, the robot spawns at the entrance of the lab with the objective of autonomously localizing two AprilTags, navigating to a stable and collision-free pose centered between them, and subsequently detecting three cylindrical tables distributed in the room. The system is required to return the positions of all tables expressed in the <text:span text:style-name="Emphasis">odom</text:span> frame. </text:p>
      <text:p text:style-name="P7">Three challenges shape the system design. First, AprilTag detections must be converted into accurate 3D positions using camera intrinsics. Second, the navigation pipeline must reliably reach a narrow target region between two physical markers without colliding with them. Third, table detection must be robust to partial scans and sensor noise, motivating the development of a geometry-based method rather than relying solely on centroid calculation. In response to these challenges, we designed a three-stage event-driven architecture in which each stage publishes a completion signal that triggers the next.</text:p>
      <text:p text:style-name="P8"/>
      <text:p text:style-name="P6"/>
      <text:p text:style-name="P9">System Architecture:</text:p>
      <text:p text:style-name="P10"><text:span text:style-name="T2"><text:line-break/></text:span>The information flow is strictly unidirectional, with each module consuming and producing specific events that mediate inter-node coordination.</text:p>
      <text:p text:style-name="P11">The AprilTag detection system continuously receives AprilTag detections from the service camera, processes them into 3D poses, and publishes a navigation target on the <text:span text:style-name="Source_20_Text">/target</text:span> topic. This triggers the driver node, which interfaces with the Nav2 stack through the <text:span text:style-name="Source_20_Text">navigate_to_pose</text:span> action server. Upon reaching the computed goal, the driver node emits an <text:span text:style-name="Source_20_Text">/arrived</text:span> signal that activates the table detection module. The final positions of the detected cylindrical tables are published as a list of poses in the <text:span text:style-name="Source_20_Text">odom</text:span> frame on the <text:span text:style-name="Source_20_Text">/detected_tables</text:span> topic.</text:p>
      <text:p text:style-name="P11"/>
      <text:p text:style-name="P11"/>
      <text:p text:style-name="P11"><text:span text:style-name="T3">(</text:span>USIAMO IL COMANDO DA TERMINALE CHE CREA DA SOLO LA STRUTTURA)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5">Components Description:<text:line-break/><text:span text:style-name="T4"/></text:p>
      <text:list text:style-name="L2">
        <text:list-item>
          <text:p text:style-name="P12">apriltag_manager</text:p>
          <text:p text:style-name="P12"/>
        </text:list-item>
        <text:list-item>
          <text:p text:style-name="P12">driver_node</text:p>
          <text:p text:style-name="P12"/>
        </text:list-item>
        <text:list-item>
          <text:p text:style-name="P12">table_detector:</text:p>
          <text:p text:style-name="P13"><text:span text:style-name="Strong_20_Emphasis">table_detector</text:span> purpose is to detect cylindrical tables using LiDAR data and output their centers in the <text:span text:style-name="Source_20_Text">odom</text:span> frame. <text:span text:style-name="T3">Our first approach was</text:span> a straightforward approach <text:span text:style-name="T3">that</text:span> compute<text:span text:style-name="T3">d</text:span> the centroid of laser returns associated with each table, <text:span text:style-name="T3">but t</text:span>his method suffers from systematic geometric bias: the centroid of an arc does not <text:span text:style-name="T3">necessarily </text:span>coincide with the center of the corresponding circle.</text:p>
        </text:list-item>
      </text:list>
      <text:p text:style-name="P7">To address this limitation, we employ a <text:span text:style-name="Strong_20_Emphasis">Least Squares circle fitting</text:span> method (Kasa’s algorithm), which minimizes</text:p>
      <text:p text:style-name="P7"><text:tab/><text:tab/><text:tab/><text:tab/><draw:frame draw:style-name="fr1" draw:name="Object1" text:anchor-type="as-char" svg:y="-0.302in" svg:width="1.9807in" svg:height="0.490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">This approach yields unbiased estimates of both center and radius, even when only partial arcs are visible. The detection pipeline proceeds as follows:</text:p>
      <text:list text:style-name="L3">
        <text:list-item>
          <text:p text:style-name="P14"><text:span text:style-name="Strong_20_Emphasis">Clustering:</text:span> Laser points are grouped based on local continuity, with a threshold of 0.30 m ensuring separation from walls and background.</text:p>
        </text:list-item>
        <text:list-item>
          <text:p text:style-name="P14"><text:span text:style-name="Strong_20_Emphasis">Filtering:</text:span> Clusters with insufficient points or overly large extents are discarded.</text:p>
        </text:list-item>
        <text:list-item>
          <text:p text:style-name="P14"><text:span text:style-name="Strong_20_Emphasis">Circle Fitting:</text:span> A Kasa fit is applied to each cluster, extracting candidate centers and radii.</text:p>
        </text:list-item>
        <text:list-item>
          <text:p text:style-name="P14"><text:span text:style-name="Strong_20_Emphasis">Validation:</text:span> A radius constraint of 0.15–0.45 m filters out non-table structures and walls (the latter often yield near-infinite radii).</text:p>
        </text:list-item>
        <text:list-item>
          <text:p text:style-name="P14"><text:span text:style-name="Strong_20_Emphasis">Frame Transformation:</text:span> TF2 converts cluster centers from <text:span text:style-name="Source_20_Text">base_scan</text:span> to <text:span text:style-name="Source_20_Text">odom</text:span>.</text:p>
        </text:list-item>
        <text:list-item>
          <text:p text:style-name="P14"><text:span text:style-name="Strong_20_Emphasis">Output:</text:span> The results are published as a <text:span text:style-name="Source_20_Text">PoseArray</text:span> containing up to three table positions.</text:p>
        </text:list-item>
      </text:list>
      <text:p text:style-name="P7">This method proves resilient to noise, partial occlusion, and irregular scanning geometry. Empirically, the fitted centers remain stable across multiple trials and robot orientations.</text:p>
      <text:p text:style-name="P15"/>
      <text:p text:style-name="P15"/>
      <text:p text:style-name="P15"/>
      <text:p text:style-name="P16">Results &amp; <text:span text:style-name="T1">conlcusions</text:span></text:p>
      <text:p text:style-name="P15"/>
      <text:p text:style-name="P17">Show final navigation success</text:p>
      <text:list text:style-name="L4">
        <text:list-item>
          <text:p text:style-name="P18">Show table detection (screenshots from RViz or simulation)</text:p>
        </text:list-item>
      </text:list>
      <text:list text:style-name="L5">
        <text:list-item>
          <text:p text:style-name="P19">Summaries of performance: detection reliability, navigation accuracy</text:p>
        </text:list-item>
        <text:list-item>
          <text:p text:style-name="P19">What worked well</text:p>
        </text:list-item>
      </text:list>
      <text:list text:style-name="L6">
        <text:list-item>
          <text:p text:style-name="P20"><text:soft-page-break/>Main limitations</text:p>
        </text:list-item>
      </text:list>
      <text:p text:style-name="P7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0:33:47.655605550</meta:creation-date>
    <dc:date>2025-11-24T15:27:57.823460454</dc:date>
    <meta:editing-duration>PT34M14S</meta:editing-duration>
    <meta:editing-cycles>4</meta:editing-cycles>
    <meta:generator>LibreOffice/25.2.6.2$Linux_X86_64 LibreOffice_project/40d1a0e1d5bdf1afaeae24d9ece32bbb00fa66a4</meta:generator>
    <meta:document-statistic meta:table-count="0" meta:image-count="0" meta:object-count="1" meta:page-count="3" meta:paragraph-count="38" meta:word-count="562" meta:character-count="4048" meta:non-whitespace-character-count="3530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sup>
        <mrow>
          <mo fence="true" form="prefix" stretchy="false">[</mo>
          <mrow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c</mi>
                        <mi>x</mi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c</mi>
                        <mi>y</mi>
                      </msub>
                    </mrow>
                  </mrow>
                  <mo fence="true" form="postfix" stretchy="false">)</mo>
                </mrow>
                <mn>2</mn>
              </msup>
              <mo stretchy="false">−</mo>
              <msup>
                <mi>r</mi>
                <mn>2</mn>
              </msup>
            </mrow>
          </mrow>
          <mo fence="true" form="postfix" stretchy="false">]</mo>
        </mrow>
        <mn>2</mn>
      </msup>
    </mrow>
    <annotation encoding="StarMath 5.0">sum from i = 1 to N [(x_i-c_x)^2 + (y_i-c_y)^2-r^2]^2</annotation>
  </semantics>
</math>
</file>